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pr1" style:family="presentation" style:parent-style-name="標準-subtitle">
      <style:graphic-properties draw:fill-color="#ffffff" draw:auto-grow-height="true" fo:min-height="13.86cm"/>
    </style:style>
    <style:style style:name="pr2" style:family="presentation" style:parent-style-name="標準-title">
      <style:graphic-properties fo:min-height="3.256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title">
      <style:graphic-properties draw:auto-grow-height="true" fo:min-height="3.507cm"/>
    </style:style>
    <style:style style:name="pr5" style:family="presentation" style:parent-style-name="標準-outline1">
      <style:graphic-properties fo:min-height="13.609cm"/>
    </style:style>
    <style:style style:name="pr6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13.86cm" svg:x="1.4cm" svg:y="4.914cm" presentation:class="subtitle">
          <draw:text-box>
            <text:p>Evaluating DBM's</text:p>
          </draw:text-box>
        </draw:frame>
        <draw:frame presentation:style-name="pr2" draw:layer="layout" svg:width="25.199cm" svg:height="3.256cm" svg:x="1.4cm" svg:y="0.96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7cm" svg:x="1.4cm" svg:y="0.837cm" presentation:class="title">
          <draw:text-box>
            <text:p>Evaluating DBM'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nealed Importance Sampling (AIS)</text:p>
                <text:list>
                  <text:list-item>
                    <text:p>モンテカルロベースの手法</text:p>
                  </text:list-item>
                  <text:list-item>
                    <text:p>RBMの分配関数を効果的に推定</text:p>
                  </text:list-item>
                </text:list>
              </text:list-item>
              <text:list-item>
                <text:p>どのようにしてBMの分配関数を推定するか？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0.1cm" svg:height="3.086cm" svg:x="1.4cm" svg:y="4.914cm" presentation:class="outline" presentation:user-transformed="true">
          <draw:text-box>
            <text:list text:style-name="L2">
              <text:list-item>
                <text:p>マルコフ鎖遷移オペレータ</text:p>
              </text:list-item>
              <text:list-item>
                <text:p>非正規確率</text:p>
              </text:list-item>
            </text:list>
          </draw:text-box>
        </draw:frame>
        <draw:frame draw:style-name="gr2" draw:layer="layout" svg:width="0.883cm" svg:height="1.386cm" svg:x="7.5cm" svg:y="12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913cm" svg:height="1.492cm" svg:x="22.2cm" svg:y="7.5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.867cm" svg:height="1.492cm" svg:x="19.133cm" svg:y="10.0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2.148cm" svg:height="0.66cm" svg:x="11cm" svg:y="11.3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4.758cm" svg:height="0.66cm" svg:x="13.3cm" svg:y="12.6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148cm" svg:height="0.66cm" svg:x="22.352cm" svg:y="13.8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422cm" svg:height="0.66cm" svg:x="18.178cm" svg:y="5.2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808cm" svg:height="0.747cm" svg:x="18.692cm" svg:y="6.75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frame draw:style-name="gr2" draw:id="id1" draw:layer="layout" svg:width="0.747cm" svg:height="0.66cm" svg:x="14.5cm" svg:y="16.5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id="id3" draw:layer="layout" svg:width="0.718cm" svg:height="0.66cm" svg:x="16.553cm" svg:y="16.5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connector draw:style-name="gr3" draw:text-style-name="P1" draw:layer="layout" draw:type="line" svg:x1="14.873cm" svg:y1="16.5cm" svg:x2="14.889cm" svg:y2="15.86cm" draw:start-shape="id1" draw:start-glue-point="0" draw:end-shape="id2" draw:end-glue-point="2" svg:d="m14873 16500 16-640">
            <text:p/>
          </draw:connector>
          <draw:frame draw:style-name="gr2" draw:id="id2" draw:layer="layout" svg:width="0.672cm" svg:height="0.66cm" svg:x="14.553cm" svg:y="15.2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id="id4" draw:layer="layout" svg:width="0.735cm" svg:height="0.66cm" svg:x="16.553cm" svg:y="15.2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2" draw:layer="layout" svg:width="1.159cm" svg:height="0.562cm" svg:x="15.254cm" svg:y="15.3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connector draw:style-name="gr3" draw:text-style-name="P1" draw:layer="layout" draw:type="line" svg:x1="16.912cm" svg:y1="16.5cm" svg:x2="16.92cm" svg:y2="15.86cm" draw:start-shape="id3" draw:start-glue-point="0" draw:end-shape="id4" draw:end-glue-point="2" svg:d="m16912 16500 8-640">
            <text:p/>
          </draw:connector>
        </draw:g>
        <draw:g>
          <draw:frame draw:style-name="gr2" draw:id="id5" draw:layer="layout" svg:width="2.422cm" svg:height="0.66cm" svg:x="18.278cm" svg:y="14.94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2" draw:id="id6" draw:layer="layout" svg:width="1.808cm" svg:height="0.747cm" svg:x="18.592cm" svg:y="16.5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connector draw:style-name="gr3" draw:text-style-name="P1" draw:layer="layout" draw:type="line" svg:x1="19.489cm" svg:y1="15.6cm" svg:x2="19.496cm" svg:y2="16.5cm" draw:start-shape="id5" draw:start-glue-point="2" draw:end-shape="id6" draw:end-glue-point="0" svg:d="m19489 15600 7 900">
            <text:p/>
          </draw:connector>
        </draw:g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1.086cm" svg:x="1.4cm" svg:y="4.914cm" presentation:class="outline" presentation:user-transformed="true">
          <draw:text-box>
            <text:list text:style-name="L2">
              <text:list-item>
                <text:p>特別な層と層の間の構造を用いて，</text:p>
              </text:list-item>
              <text:list-item>
                <text:p>より効果的なAISのスキームを導き出せる</text:p>
                <text:list>
                  <text:list-item>
                    <text:p>（モデルの持つ分配関数の推定から）</text:p>
                  </text:list-item>
                </text:list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2" draw:layer="layout" svg:width="0.2cm" svg:height="0.562cm" svg:x="10.073cm" svg:y="12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frame draw:style-name="gr2" draw:layer="layout" svg:width="5.478cm" svg:height="1.071cm" svg:x="4cm" svg:y="9.629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2" draw:layer="layout" svg:width="14.006cm" svg:height="1.307cm" svg:x="5.178cm" svg:y="10.693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シミュレーテッドアニーリングに近い</text:p>
              </text:list-item>
              <text:list-item>
                <text:p>　　　徐々に０から１へ変化させる</text:p>
              </text:list-item>
              <text:list-item>
                <text:p>式(11),(12),(13)を用いて　　　を不変にした</text:p>
              </text:list-item>
              <text:list-item>
                <text:p>ブロックギブス遷移オペレータを直接的に導出するための</text:p>
              </text:list-item>
            </text:list>
          </draw:text-box>
        </draw:frame>
        <draw:frame draw:style-name="gr2" draw:layer="layout" svg:width="0.711cm" svg:height="0.66cm" svg:x="3.2cm" svg:y="6.8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966cm" svg:height="1.071cm" svg:x="13.034cm" svg:y="12.92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テストデータの真の対数事後確率を推定できる</text:p>
              </text:list-item>
              <text:list-item>
                <text:p>それぞれのテスト</text:p>
              </text:list-item>
            </text:list>
          </draw:text-box>
        </draw:frame>
        <draw:frame draw:style-name="gr2" draw:layer="layout" svg:width="3.966cm" svg:height="1.071cm" svg:x="23.5cm" svg:y="19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kitaka Shiogai</meta:initial-creator>
    <meta:creation-date>2011-01-18T14:44:52</meta:creation-date>
    <meta:editing-duration>PT06H06M03S</meta:editing-duration>
    <meta:editing-cycles>43</meta:editing-cycles>
    <dc:date>2011-01-20T21:39:55</dc:date>
    <dc:creator>Akitaka Shiogai</dc:creator>
    <meta:generator>OpenOffice.org/3.1$Linux OpenOffice.org_project/310m19$Build-9420</meta:generator>
    <meta:document-statistic meta:object-count="7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sub>
        <math:mi>Z</math:mi>
        <math:mi>B</math:mi>
      </math:msub>
      <math:msub>
        <math:mi>Z</math:mi>
        <math:mi>A</math:mi>
      </math:msub>
    </math:mfrac>
    <math:annotation math:encoding="StarMath 5.0">{Z_B} over {Z_A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/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=</math:mo>
        <math:mi/>
      </math:mrow>
      <math:mfrac>
        <math:mn>1</math:mn>
        <math:msub>
          <math:mi>Z</math:mi>
          <math:mi>k</math:mi>
        </math:msub>
      </math:mfrac>
      <math:mrow>
        <math:munder>
          <math:mo math:stretchy="false">∏</math:mo>
          <math:mi>i</math:mi>
        </math:munder>
        <math:mrow>
          <math:mo math:stretchy="false">(</math:mo>
          <math:mrow>
            <math:mrow>
              <math:mn>1</math:mn>
              <math:mo math:stretchy="false">+</math:mo>
              <math:mi>exp</math:mi>
            </math:mrow>
            <math:mrow>
              <math:mo math:stretchy="false">(</math:mo>
              <math:mrow>
                <math:msub>
                  <math:mo math:stretchy="false">β</math:mo>
                  <math:mi>k</math:mi>
                </math:msub>
                <math:mrow>
                  <math:msub>
                    <math:mo math:stretchy="false">∑</math:mo>
                    <math:mi>j</math:mi>
                  </math:msub>
                  <math:msubsup>
                    <math:mi>h</math:mi>
                    <math:mi>j</math:mi>
                    <math:mn>1</math:mn>
                  </math:msubsup>
                </math:mrow>
                <math:msubsup>
                  <math:mi>W</math:mi>
                  <math:mi math:fontstyle="italic">ij</math:mi>
                  <math:mn>1</math:mn>
                </math:msubsup>
              </math:mrow>
              <math:mo math:stretchy="false">)</math:mo>
            </math:mrow>
          </math:mrow>
          <math:mo math:stretchy="false">)</math:mo>
        </math:mrow>
      </math:mrow>
      <math:mrow>
        <math:munder>
          <math:mo math:stretchy="false">∏</math:mo>
          <math:mi>k</math:mi>
        </math:munder>
        <math:mrow>
          <math:mo math:stretchy="false">(</math:mo>
          <math:mrow>
            <math:mrow>
              <math:mn>1</math:mn>
              <math:mo math:stretchy="false">+</math:mo>
              <math:mi>exp</math:mi>
            </math:mrow>
            <math:mrow>
              <math:mo math:stretchy="false">(</math:mo>
              <math:mrow>
                <math:msub>
                  <math:mo math:stretchy="false">β</math:mo>
                  <math:mi>k</math:mi>
                </math:msub>
                <math:mrow>
                  <math:msub>
                    <math:mo math:stretchy="false">∑</math:mo>
                    <math:mi>j</math:mi>
                  </math:msub>
                  <math:msubsup>
                    <math:mi>h</math:mi>
                    <math:mi>j</math:mi>
                    <math:mn>1</math:mn>
                  </math:msubsup>
                </math:mrow>
                <math:msubsup>
                  <math:mi>W</math:mi>
                  <math:mi math:fontstyle="italic">jk</math:mi>
                  <math:mn>2</math:mn>
                </math:msubsup>
              </math:mrow>
              <math:mo math:stretchy="false">)</math:mo>
            </math:mrow>
          </math:mrow>
          <math:mo math:stretchy="false">)</math:mo>
        </math:mrow>
      </math:mrow>
    </math:mrow>
    <math:annotation math:encoding="StarMath 5.0">~=~{1} over {Z_k}
prod from{i} (1 + exp(%beta_k sum_j h^1_j W^1_{ij}))
prod from{k} (1 + exp(%beta_k sum_j h^1_j W^2_{jk})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o math:stretchy="false">β</math:mo>
      <math:mi>k</math:mi>
    </math:msub>
    <math:annotation math:encoding="StarMath 5.0">%beta_k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under>
        <math:mo math:stretchy="false">∑</math:mo>
        <math:mrow>
          <math:msup>
            <math:mi>h</math:mi>
            <math:mn>1,</math:mn>
          </math:msup>
          <math:msup>
            <math:mi>h</math:mi>
            <math:mn>2</math:mn>
          </math:msup>
        </math:mrow>
      </math:munder>
      <math:mrow>
        <math:msup>
          <math:mi>p</math:mi>
          <math:mrow>
            <math:mi/>
            <math:mo math:stretchy="false">∗</math:mo>
            <math:mi/>
          </math:mrow>
        </math:msup>
        <math:mrow>
          <math:mo math:stretchy="false">(</math:mo>
          <math:mrow>
            <math:mi>v</math:mi>
            <math:mi>,</math:mi>
            <math:msup>
              <math:mi>h</math:mi>
              <math:mn>1,</math:mn>
            </math:msup>
            <math:msup>
              <math:mi>h</math:mi>
              <math:mn>2</math:mn>
            </math:msup>
          </math:mrow>
          <math:mo math:stretchy="false">)</math:mo>
        </math:mrow>
      </math:mrow>
    </math:mrow>
    <math:annotation math:encoding="StarMath 5.0">sum from{h^1, h^2} { p^{~*~}(v, h^1, h^2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under>
        <math:mo math:stretchy="false">∑</math:mo>
        <math:mrow>
          <math:msup>
            <math:mi>h</math:mi>
            <math:mn>1,</math:mn>
          </math:msup>
          <math:msup>
            <math:mi>h</math:mi>
            <math:mn>2</math:mn>
          </math:msup>
        </math:mrow>
      </math:munder>
      <math:mrow>
        <math:msup>
          <math:mi>p</math:mi>
          <math:mrow>
            <math:mi/>
            <math:mo math:stretchy="false">∗</math:mo>
            <math:mi/>
          </math:mrow>
        </math:msup>
        <math:mrow>
          <math:mo math:stretchy="false">(</math:mo>
          <math:mrow>
            <math:mi>v</math:mi>
            <math:mi>,</math:mi>
            <math:msup>
              <math:mi>h</math:mi>
              <math:mn>1,</math:mn>
            </math:msup>
            <math:msup>
              <math:mi>h</math:mi>
              <math:mn>2</math:mn>
            </math:msup>
          </math:mrow>
          <math:mo math:stretchy="false">)</math:mo>
        </math:mrow>
      </math:mrow>
    </math:mrow>
    <math:annotation math:encoding="StarMath 5.0">sum from{h^1, h^2} { p^{~*~}(v, h^1, h^2)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p</math:mi>
      <math:mi>A</math:mi>
    </math:msub>
    <math:annotation math:encoding="StarMath 5.0">p_A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p</math:mi>
      <math:mi>B</math:mi>
    </math:msub>
    <math:annotation math:encoding="StarMath 5.0">p_B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p</math:mi>
      <math:mn>0</math:mn>
    </math:msub>
    <math:annotation math:encoding="StarMath 5.0">p_0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p</math:mi>
      <math:mi>K</math:mi>
    </math:msub>
    <math:annotation math:encoding="StarMath 5.0">p_K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,</math:mi>
      <math:mo math:stretchy="false">…</math:mo>
      <math:mi>,</math:mi>
    </math:mrow>
    <math:annotation math:encoding="StarMath 5.0">,dotslow ,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A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subsup>
            <math:mi>p</math:mi>
            <math:mi>A</math:mi>
            <math:mrow>
              <math:mi/>
              <math:mo math:stretchy="false">∗</math:mo>
              <math:mi/>
            </math:mrow>
          </math:msubsup>
          <math:msub>
            <math:mi>Z</math:mi>
            <math:mi>A</math:mi>
          </math:msub>
        </math:mfrac>
      </math:mrow>
    </math:mrow>
    <math:annotation math:encoding="StarMath 5.0">p_A(x) = p^{~*~}_{A} over { Z_A}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k</math:mi>
      </math:msub>
      <math:mrow>
        <math:mo math:stretchy="false">(</math:mo>
        <math:mrow>
          <math:mi>x</math:mi>
          <math:mi>'</math:mi>
          <math:mi>;</math:mi>
          <math:mi>x</math:mi>
        </math:mrow>
        <math:mo math:stretchy="false">)</math:mo>
      </math:mrow>
    </math:mrow>
    <math:annotation math:encoding="StarMath 5.0">T_k(x';x)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sup>
        <math:mi>p</math:mi>
        <math:mrow>
          <math:mi/>
          <math:mi>k</math:mi>
          <math:mi/>
        </math:mrow>
        <math:mrow>
          <math:mi/>
          <math:mo math:stretchy="false">∗</math:mo>
          <math:mi/>
        </math:mrow>
      </math:msubsup>
      <math:mrow>
        <math:mo math:stretchy="false">(</math:mo>
        <math:mi>x</math:mi>
        <math:mo math:stretchy="false">)</math:mo>
      </math:mrow>
    </math:mrow>
    <math:annotation math:encoding="StarMath 5.0">p^{~*~}_{~k~}(x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B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subsup>
            <math:mi>p</math:mi>
            <math:mi>B</math:mi>
            <math:mrow>
              <math:mi/>
              <math:mo math:stretchy="false">∗</math:mo>
              <math:mi/>
            </math:mrow>
          </math:msubsup>
          <math:msub>
            <math:mi>Z</math:mi>
            <math:mi>B</math:mi>
          </math:msub>
        </math:mfrac>
      </math:mrow>
    </math:mrow>
    <math:annotation math:encoding="StarMath 5.0">p_B(x) = p^{~*~}_{B} over { Z_B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0,</math:mn>
      </math:msub>
      <math:mo math:stretchy="false">…</math:mo>
      <math:mi>,</math:mi>
      <math:msub>
        <math:mi>p</math:mi>
        <math:mi>K</math:mi>
      </math:msub>
    </math:mrow>
    <math:annotation math:encoding="StarMath 5.0">p_0,dotslow ,p_K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n>0</math:mn>
        </math:msub>
        <math:mo math:stretchy="false">=</math:mo>
        <math:msub>
          <math:mi>p</math:mi>
          <math:mi>A</math:mi>
        </math:msub>
      </math:mrow>
      <math:mi/>
      <math:mtext>and</math:mtext>
      <math:mi/>
      <math:mrow>
        <math:msub>
          <math:mi>p</math:mi>
          <math:mi>K</math:mi>
        </math:msub>
        <math:mo math:stretchy="false">=</math:mo>
        <math:msub>
          <math:mi>p</math:mi>
          <math:mi>B</math:mi>
        </math:msub>
      </math:mrow>
    </math:mrow>
    <math:annotation math:encoding="StarMath 5.0">p_0 = p_A~"and"~p_K = p_B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0,</math:mn>
      </math:msub>
      <math:mo math:stretchy="false">…</math:mo>
      <math:mi>,</math:mi>
      <math:msub>
        <math:mi>p</math:mi>
        <math:mi>K</math:mi>
      </math:msub>
    </math:mrow>
    <math:annotation math:encoding="StarMath 5.0">p_0,dotslow ,p_K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k</math:mi>
      </math:msub>
      <math:mrow>
        <math:mo math:stretchy="false">(</math:mo>
        <math:mrow>
          <math:mi>x</math:mi>
          <math:mi>'</math:mi>
          <math:mi>;</math:mi>
          <math:mi>x</math:mi>
        </math:mrow>
        <math:mo math:stretchy="false">)</math:mo>
      </math:mrow>
    </math:mrow>
    <math:annotation math:encoding="StarMath 5.0">T_k(x';x)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sup>
        <math:mi>p</math:mi>
        <math:mrow>
          <math:mi/>
          <math:mi>k</math:mi>
          <math:mi/>
        </math:mrow>
        <math:mrow>
          <math:mi/>
          <math:mo math:stretchy="false">∗</math:mo>
          <math:mi/>
        </math:mrow>
      </math:msubsup>
      <math:mrow>
        <math:mo math:stretchy="false">(</math:mo>
        <math:mi>x</math:mi>
        <math:mo math:stretchy="false">)</math:mo>
      </math:mrow>
    </math:mrow>
    <math:annotation math:encoding="StarMath 5.0">p^{~*~}_{~k~}(x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k</math:mi>
      </math:msub>
      <math:mrow>
        <math:mrow>
          <math:mo math:stretchy="false">(</math:mo>
          <math:msup>
            <math:mi>h</math:mi>
            <math:mn>1</math:mn>
          </math:msup>
          <math:mo math:stretchy="false">)</math:mo>
        </math:mrow>
        <math:mo math:stretchy="false">=</math:mo>
        <math:mrow>
          <math:munder>
            <math:mo math:stretchy="false">∑</math:mo>
            <math:mrow>
              <math:mi>v</math:mi>
              <math:mi>,</math:mi>
              <math:msup>
                <math:mi>h</math:mi>
                <math:mn>2</math:mn>
              </math:msup>
            </math:mrow>
          </math:munder>
          <math:mi>p</math:mi>
        </math:mrow>
      </math:mrow>
      <math:mrow>
        <math:mo math:stretchy="false">(</math:mo>
        <math:mrow>
          <math:mi>v</math:mi>
          <math:mi>,</math:mi>
          <math:msup>
            <math:mi>h</math:mi>
            <math:mn>1</math:mn>
          </math:msup>
          <math:mi>,</math:mi>
          <math:msup>
            <math:mi>h</math:mi>
            <math:mn>2</math:mn>
          </math:msup>
        </math:mrow>
        <math:mo math:stretchy="false">)</math:mo>
      </math:mrow>
    </math:mrow>
    <math:annotation math:encoding="StarMath 5.0">p_k(h^{1})=sum from{v,h^{2}} p(v,h^{1},h^{2})</math:annotation>
  </math:semantics>
</math:math>
</file>